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a0dc0e8" style:family="table" style:master-page-name="ta-mp-0xa0dc0e8">
      <style:table-properties table:display="true" style:writing-mode="lr-tb"/>
    </style:style>
    <style:style style:name="ta-0xa0dc240" style:family="table" style:master-page-name="ta-mp-0xa0dc240">
      <style:table-properties table:display="true" style:writing-mode="lr-tb"/>
    </style:style>
    <style:style style:name="ta-0xa0dc398" style:family="table" style:master-page-name="ta-mp-0xa0dc398">
      <style:table-properties table:display="true" style:writing-mode="lr-tb"/>
    </style:style>
    <style:style style:name="ta-0xa0dc4f0" style:family="table" style:master-page-name="ta-mp-0xa0dc4f0">
      <style:table-properties table:display="true" style:writing-mode="lr-tb"/>
    </style:style>
    <style:style style:name="ta-0xa0dc648" style:family="table" style:master-page-name="ta-mp-0xa0dc648">
      <style:table-properties table:display="true" style:writing-mode="lr-tb"/>
    </style:style>
    <style:style style:name="ta-0xa0dc7a0" style:family="table" style:master-page-name="ta-mp-0xa0dc7a0">
      <style:table-properties table:display="true" style:writing-mode="lr-tb"/>
    </style:style>
    <style:style style:name="ta-0xa0dc8f8" style:family="table" style:master-page-name="ta-mp-0xa0dc8f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a0d76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57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7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9f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7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9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78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c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a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c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7b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e7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ff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7d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7f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0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2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8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3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5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5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84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77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6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a0d88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d8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OL-1" style:family="table-column">
      <style:table-column-properties style:column-width="127.70pt" style:use-optimal-column-width="true"/>
    </style:style>
    <style:style style:name="ACOL-2" style:family="table-column"/>
    <style:style style:name="ACOL-3" style:family="table-column">
      <style:table-column-properties style:column-width="128.55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dministrar torneo - ESC01" table:style-name="ta-0xa0dc0e8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0">
          <table:table-cell table:number-columns-spanned="7" table:style-name="ACE-0xa0d757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76f8"/>
        </table:table-row>
        <table:table-row table:style-name="AROW-0">
          <table:table-cell table:number-columns-spanned="7" table:style-name="ACE-0xa0d7578" office:value-type="string" office:string-value="Descripcion del escenario: Escenario típico - El usuario configura, crea e inscribe un torneo">
            <text:p>Descripcion del escenario: Escenario típico - El usuario configura, crea e inscribe un torneo</text:p>
          </table:table-cell>
          <table:covered-table-cell table:number-columns-repeated="6"/>
          <table:table-cell table:number-columns-repeated="1017" table:style-name="ACE-0xa0d76f8"/>
        </table:table-row>
        <table:table-row table:style-name="AROW-0">
          <table:table-cell table:number-columns-spanned="3" table:style-name="ACE-0xa0d757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757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1&quot; como nombre del nuevo torneo">
            <text:p>Se escribe "Torneo1" como nombre del nuevo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2&quot; como nombre del nuevo torneo">
            <text:p>Se escribe "Torneo2" como nombre del nuevo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doble&quot; como tipo de torneo">
            <text:p>Se elige la opcion de "Eliminacion doble" como tipo de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3">
            <text:p>CP-03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3&quot; como nombre del nuevo torneo">
            <text:p>Se escribe "Torneo3" como nombre del nuevo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Liguilla&quot; como tipo de torneo">
            <text:p>Se elige la opcion de "Liguilla" como tipo de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4">
            <text:p>CP-04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4&quot; como nombre del nuevo torneo">
            <text:p>Se escribe "Torneo4" como nombre del nuevo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Parejas&quot;">
            <text:p>Se elige el tipo de participacion "Parejas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5">
            <text:p>CP-05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5&quot; como nombre del nuevo torneo">
            <text:p>Se escribe "Torneo5" como nombre del nuevo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16, en la casilla de numero maximo de participantes">
            <text:p>Se escribe el numero 16, en la casilla de numero maximo de participantes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6">
            <text:p>CP-06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6&quot; como nombre del nuevo torneo">
            <text:p>Se escribe "Torneo6" como nombre del nuevo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1 dia">
            <text:p>Se eligen las fechas de inscripcion de manera que el periodo de inscripcion sea de 1 dia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024" table:style-name="ACE-0xa0d76f8"/>
        </table:table-row>
        <table:table-row table:style-name="AROW-0">
          <table:table-cell table:style-name="ACE-0xa0d7638" office:value-type="string" office:string-value="CP-07">
            <text:p>CP-07</text:p>
          </table:table-cell>
          <table:table-cell table:number-columns-spanned="6"/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Al dar click en el boton &quot;si&quot;, se cargo la pagina &quot;calendarizarTorneo.php&quot; con la informacion del torneo recien creado.">
            <text:p>1- Al dar click en el boton "si", se cargo la pagina "calendarizarTorneo.php" con la informacion del torneo recien creado.</text:p>
          </table:table-cell>
          <table:covered-table-cell table:number-columns-repeated="9"/>
          <table:table-cell table:number-columns-repeated="1013" table:style-name="ACE-0xa0d76f8"/>
        </table:table-row>
        <table:table-row table:style-name="AROW-0">
          <table:table-cell table:style-name="ACE-0xa0d7638"/>
          <table:table-cell table:style-name="Gnumeric-default" office:value-type="string" office:string-value="2- La ventana de modificacion de la llave fue integrada a la de calendarizar torneo, por lo que este resultado fue implicitamente obtenido correctamente.">
            <text:p>2- La ventana de modificacion de la llave fue integrada a la de calendarizar torneo, por lo que este resultado fue implicitamente obtenido correctamente.</text:p>
          </table:table-cell>
          <table:table-cell table:number-columns-repeated="1022" table:style-name="Gnumeric-default"/>
        </table:table-row>
        <table:table-row table:style-name="AROW-0">
          <table:table-cell table:style-name="ACE-0xa0d7638"/>
          <table:table-cell table:style-name="Gnumeric-default" office:value-type="string" office:string-value="3- De la misma manera que el resultado anterior, por estar integradas las dos ventanas, este resultado tambien fue implicitamente obtenido correctamente.">
            <text:p>3- De la misma manera que el resultado anterior, por estar integradas las dos ventanas, este resultado tambien fue implicitamente obtenido correctamente.</text:p>
          </table:table-cell>
          <table:table-cell table:number-columns-repeated="1022" table:style-name="Gnumeric-default"/>
        </table:table-row>
        <table:table-row table:style-name="AROW-0">
          <table:table-cell table:style-name="ACE-0xa0d7638"/>
          <table:table-cell table:style-name="Gnumeric-default" office:value-type="string" office:string-value="4- Cada vez que se agrego una fecha a una fase nueva, se fue mostrando en la tabla de fases la fecha recien agregada correctamente.">
            <text:p>4- Cada vez que se agrego una fecha a una fase nueva, se fue mostrando en la tabla de fases la fecha recien agregada correctamente.</text:p>
          </table:table-cell>
          <table:table-cell table:number-columns-repeated="1022" table:style-name="Gnumeric-default"/>
        </table:table-row>
        <table:table-row table:style-name="AROW-0">
          <table:table-cell table:style-name="ACE-0xa0d7638"/>
          <table:table-cell table:style-name="Gnumeric-default" office:value-type="string" office:string-value="5- El sistema calculo, basado en el tipo de torneo y el numero participantes, el numero de total de llaves que puede necesitar este torneo y lo mostro en la calendarizacion.">
            <text:p>5- El sistema calculo, basado en el tipo de torneo y el numero participantes, el numero de total de llaves que puede necesitar este torneo y lo mostro en la calendarizacion.</text:p>
          </table:table-cell>
          <table:table-cell table:number-columns-repeated="1022" table:style-name="Gnumeric-default"/>
        </table:table-row>
        <table:table-row table:style-name="AROW-0">
          <table:table-cell table:style-name="ACE-0xa0d763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1">
            <text:p>Ent-1</text:p>
          </table:table-cell>
          <table:table-cell table:number-columns-spanned="7" table:style-name="Gnumeric-default" office:value-type="string" office:string-value="Se inicia en la pagina &quot;agregarTorneo.php&quot; justo despues de inscribir un torneo">
            <text:p>Se inicia en la pagina "agregarTorneo.php" justo despues de inscribir un torneo</text:p>
          </table:table-cell>
          <table:covered-table-cell table:number-columns-repeated="6"/>
          <table:table-cell table:number-columns-repeated="1016" table:style-name="ACE-0xa0d76f8"/>
        </table:table-row>
        <table:table-row table:style-name="AROW-0">
          <table:table-cell table:style-name="ACE-0xa0d7638" office:value-type="string" office:string-value="Ent-2">
            <text:p>Ent-2</text:p>
          </table:table-cell>
          <table:table-cell table:number-columns-spanned="6" table:style-name="Gnumeric-default" office:value-type="string" office:string-value="Se da click en el boton &quot;si&quot;, para ir a la pagina de calendarizacion.">
            <text:p>Se da click en el boton "si", para ir a la pagina de calendarizaci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3">
            <text:p>Ent-3</text:p>
          </table:table-cell>
          <table:table-cell table:number-columns-spanned="6" table:style-name="Gnumeric-default" office:value-type="string" office:string-value="Se verifica que la pagina ahora sea &quot;calendarizarTorneo.php&quot;">
            <text:p>Se verifica que la pagina ahora sea "calendarizarTorneo.php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4">
            <text:p>Ent-4</text:p>
          </table:table-cell>
          <table:table-cell table:number-columns-spanned="6" table:style-name="Gnumeric-default" office:value-type="string" office:string-value="Se marca la primera fase en la tabla de fases mostrada.">
            <text:p>Se marca la primera fase en la tabla de fases mostrada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5">
            <text:p>Ent-5</text:p>
          </table:table-cell>
          <table:table-cell table:number-columns-spanned="9" table:style-name="Gnumeric-default" office:value-type="string" office:string-value="Se verifica que el numero de fase elegido sea el que aparece en el campo &quot;Numero de fase a modificar&quot;">
            <text:p>Se verifica que el numero de fase elegido sea el que aparece en el campo "Numero de fase a modificar"</text:p>
          </table:table-cell>
          <table:covered-table-cell table:number-columns-repeated="8"/>
          <table:table-cell table:number-columns-repeated="1014" table:style-name="ACE-0xa0d76f8"/>
        </table:table-row>
        <table:table-row table:style-name="AROW-0">
          <table:table-cell table:style-name="ACE-0xa0d7638" office:value-type="string" office:string-value="Ent-6">
            <text:p>Ent-6</text:p>
          </table:table-cell>
          <table:table-cell table:number-columns-spanned="9" table:style-name="Gnumeric-default" office:value-type="string" office:string-value="Se elige una fecha valida, que sea mayor a las fases anteriores si existen y menor a las fases posteriores si existen.">
            <text:p>Se elige una fecha valida, que sea mayor a las fases anteriores si existen y menor a las fases posteriores si existen.</text:p>
          </table:table-cell>
          <table:covered-table-cell table:number-columns-repeated="8"/>
          <table:table-cell table:number-columns-repeated="1014" table:style-name="ACE-0xa0d76f8"/>
        </table:table-row>
        <table:table-row table:style-name="AROW-0">
          <table:table-cell table:style-name="ACE-0xa0d7638" office:value-type="string" office:string-value="Ent-7">
            <text:p>Ent-7</text:p>
          </table:table-cell>
          <table:table-cell table:number-columns-spanned="6" table:style-name="Gnumeric-default" office:value-type="string" office:string-value="Se elige una hora valida.">
            <text:p>Se elige una hora valida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8">
            <text:p>Ent-8</text:p>
          </table:table-cell>
          <table:table-cell table:number-columns-spanned="6" table:style-name="Gnumeric-default" office:value-type="string" office:string-value="Se da click en el boton de &quot;Modificar fecha&quot;">
            <text:p>Se da click en el boton de "Modificar fecha"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style-name="ACE-0xa0d7638" office:value-type="string" office:string-value="Ent-9">
            <text:p>Ent-9</text:p>
          </table:table-cell>
          <table:table-cell table:number-columns-spanned="6" table:style-name="Gnumeric-default" office:value-type="string" office:string-value="Se repiten los pasos 4 a 8 hasta llenar de fechas validas la calendarizacion.">
            <text:p>Se repiten los pasos 4 a 8 hasta llenar de fechas validas la calendarizacion.</text:p>
          </table:table-cell>
          <table:covered-table-cell table:number-columns-repeated="5"/>
          <table:table-cell table:number-columns-repeated="1017" table:style-name="ACE-0xa0d76f8"/>
        </table:table-row>
        <table:table-row table:style-name="AROW-0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 table:number-rows-repeated="6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 table:number-rows-repeated="143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Administrar torneo - ESC01'.$A$1"/>
          <table:named-expression table:name="Sheet_Title" table:expression="of:=&quot;Administrar torneo - ESC01&quot;" table:base-cell-address="$'Administrar torneo - ESC01'.$A$1"/>
        </table:named-expressions>
      </table:table>
      <table:table table:name="Administrar torneo - ESC02" table:style-name="ta-0xa0dc240" table:print="true">
        <office:forms form:automatic-focus="false" form:apply-design-mode="false">
          <form:form/>
        </office:forms>
        <table:table-column table:default-cell-style-name="ACE-0xa0d7938" table:style-name="ACOL-3"/>
        <table:table-column table:default-cell-style-name="ACE-0xa0d7938" table:style-name="ACOL-0" table:number-columns-repeated="3"/>
        <table:table-column table:default-cell-style-name="ACE-0xa0d7938" table:style-name="ACOL-0" table:number-columns-repeated="1020"/>
        <table:table-row table:style-name="AROW-0">
          <table:table-cell table:number-columns-spanned="7" table:style-name="ACE-0xa0d79f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7878"/>
        </table:table-row>
        <table:table-row table:style-name="AROW-0">
          <table:table-cell table:number-columns-spanned="7" table:style-name="ACE-0xa0d79f8" office:value-type="string" office:string-value="Descripcion del escenario: Escenario alternativo - Calendarizacion desde el menu de torneos">
            <text:p>Descripcion del escenario: Escenario alternativo - Calendarizacion desde el menu de torneos</text:p>
          </table:table-cell>
          <table:covered-table-cell table:number-columns-repeated="6"/>
          <table:table-cell table:number-columns-repeated="1017" table:style-name="ACE-0xa0d7878"/>
        </table:table-row>
        <table:table-row table:style-name="AROW-0">
          <table:table-cell table:number-columns-spanned="3" table:style-name="ACE-0xa0d79f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79f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7878"/>
        </table:table-row>
        <table:table-row table:style-name="AROW-0">
          <table:table-cell table:number-columns-repeated="1024" table:style-name="ACE-0xa0d7878"/>
        </table:table-row>
        <table:table-row table:style-name="AROW-0">
          <table:table-cell table:style-name="ACE-0xa0d77b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Defectos encontrados">
            <text:p>Defectos encontrados</text:p>
          </table:table-cell>
          <table:table-cell table:number-columns-spanned="6" table:style-name="ACE-0xa0d793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Resultados obtenidos">
            <text:p>Resultados obtenidos</text:p>
          </table:table-cell>
          <table:table-cell table:style-name="ACE-0xa0d7938" office:value-type="string" office:string-value="1- Se mostro la pagina &quot;administrarTorneos.php&quot;, en donde se le muestran al usuario los torneos que ha inscrito.">
            <text:p>1- Se mostro la pagina "administrarTorneos.php", en donde se le muestran al usuario los torneos que ha inscrito.</text:p>
          </table:table-cell>
          <table:table-cell table:number-columns-repeated="5" table:style-name="ACE-0xa0d7938"/>
          <table:table-cell table:number-columns-repeated="1017" table:style-name="ACE-0xa0d7878"/>
        </table:table-row>
        <table:table-row table:style-name="AROW-0">
          <table:table-cell table:style-name="ACE-0xa0d77b8"/>
          <table:table-cell table:style-name="ACE-0xa0d7938" office:value-type="string" office:string-value="2- Al dar click en el boton de &quot;Calendarizar&quot; se cargo la pagina &quot;calendarizarTorneo.php&quot; con los datos del torneo elegido.">
            <text:p>2- Al dar click en el boton de "Calendarizar" se cargo la pagina "calendarizarTorneo.php" con los datos del torneo elegido.</text:p>
          </table:table-cell>
          <table:table-cell table:number-columns-repeated="1022" table:style-name="ACE-0xa0d7938"/>
        </table:table-row>
        <table:table-row table:style-name="AROW-0">
          <table:table-cell table:style-name="ACE-0xa0d77b8"/>
          <table:table-cell table:style-name="ACE-0xa0d7938" office:value-type="string" office:string-value="3- La ventana de modificacion de la llave fue integrada a la de calendarizar torneo, por lo que este resultado fue implicitamente obtenido correctamente.">
            <text:p>3- La ventana de modificacion de la llave fue integrada a la de calendarizar torneo, por lo que este resultado fue implicitamente obtenido correctamente.</text:p>
          </table:table-cell>
          <table:table-cell table:number-columns-repeated="1022" table:style-name="ACE-0xa0d7938"/>
        </table:table-row>
        <table:table-row table:style-name="AROW-0">
          <table:table-cell table:style-name="ACE-0xa0d77b8"/>
          <table:table-cell table:style-name="ACE-0xa0d7938" office:value-type="string" office:string-value="4- De la misma manera que el resultado anterior, por estar integradas las dos ventanas, este resultado tambien fue implicitamente obtenido correctamente.">
            <text:p>4- De la misma manera que el resultado anterior, por estar integradas las dos ventanas, este resultado tambien fue implicitamente obtenido correctamente.</text:p>
          </table:table-cell>
          <table:table-cell table:number-columns-repeated="1022" table:style-name="ACE-0xa0d7938"/>
        </table:table-row>
        <table:table-row table:style-name="AROW-0">
          <table:table-cell table:style-name="ACE-0xa0d77b8"/>
          <table:table-cell table:style-name="ACE-0xa0d7938" office:value-type="string" office:string-value="5- Cada vez que se agrego una fecha a una fase nueva, se fue mostrando en la tabla de fases la fecha recien agregada correctamente.">
            <text:p>5- Cada vez que se agrego una fecha a una fase nueva, se fue mostrando en la tabla de fases la fecha recien agregada correctamente.</text:p>
          </table:table-cell>
          <table:table-cell table:number-columns-repeated="1022" table:style-name="ACE-0xa0d7938"/>
        </table:table-row>
        <table:table-row table:style-name="AROW-0">
          <table:table-cell table:style-name="ACE-0xa0d77b8"/>
          <table:table-cell table:style-name="ACE-0xa0d7938" office:value-type="string" office:string-value="6- El sistema calculo, basado en el tipo de torneo y el numero participantes, el numero de total de llaves que puede necesitar este torneo y lo mostro en la calendarizacion.">
            <text:p>6- El sistema calculo, basado en el tipo de torneo y el numero participantes, el numero de total de llaves que puede necesitar este torneo y lo mostro en la calendarizacion.</text:p>
          </table:table-cell>
          <table:table-cell table:number-columns-repeated="1022" table:style-name="ACE-0xa0d7938"/>
        </table:table-row>
        <table:table-row table:style-name="AROW-0">
          <table:table-cell table:style-name="ACE-0xa0d77b8" office:value-type="string" office:string-value="Resultados esperados">
            <text:p>Resultados esperados</text:p>
          </table:table-cell>
          <table:table-cell table:number-columns-spanned="6" table:style-name="ACE-0xa0d793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1">
            <text:p>Ent-1</text:p>
          </table:table-cell>
          <table:table-cell table:style-name="ACE-0xa0d7938" office:value-type="string" office:string-value="Se inicia en la pagina &quot;administrarTorneos.php&quot; y se le muestran al usuario los torneos que ha inscrito.">
            <text:p>Se inicia en la pagina "administrarTorneos.php" y se le muestran al usuario los torneos que ha inscrito.</text:p>
          </table:table-cell>
          <table:table-cell table:number-columns-repeated="8" table:style-name="ACE-0xa0d7938"/>
          <table:table-cell table:number-columns-repeated="1014" table:style-name="ACE-0xa0d7878"/>
        </table:table-row>
        <table:table-row table:style-name="AROW-0">
          <table:table-cell table:style-name="ACE-0xa0d77b8" office:value-type="string" office:string-value="Ent-2">
            <text:p>Ent-2</text:p>
          </table:table-cell>
          <table:table-cell table:style-name="ACE-0xa0d7938" office:value-type="string" office:string-value="Se elige un torneo que el usuario creo anteriomente y que no ha calendarizado.">
            <text:p>Se elige un torneo que el usuario creo anteriomente y que no ha calendarizado.</text:p>
          </table:table-cell>
          <table:table-cell table:number-columns-repeated="5" table:style-name="ACE-0xa0d7938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3">
            <text:p>Ent-3</text:p>
          </table:table-cell>
          <table:table-cell table:style-name="ACE-0xa0d7938" office:value-type="string" office:string-value="Se da click en el boton de &quot;Calendarizar&quot;.">
            <text:p>Se da click en el boton de "Calendarizar".</text:p>
          </table:table-cell>
          <table:table-cell table:number-columns-repeated="5" table:style-name="ACE-0xa0d7938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4">
            <text:p>Ent-4</text:p>
          </table:table-cell>
          <table:table-cell table:style-name="ACE-0xa0d7938" office:value-type="string" office:string-value="Se verifica que la pagina sea &quot;calendarizarTorneo.php&quot;">
            <text:p>Se verifica que la pagina sea "calendarizarTorneo.php"</text:p>
          </table:table-cell>
          <table:table-cell table:number-columns-repeated="5" table:style-name="ACE-0xa0d7938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5">
            <text:p>Ent-5</text:p>
          </table:table-cell>
          <table:table-cell table:style-name="ACE-0xa0d7938" office:value-type="string" office:string-value="Se marca la casilla de una fase en la tabla de fases mostrada.">
            <text:p>Se marca la casilla de una fase en la tabla de fases mostrada.</text:p>
          </table:table-cell>
          <table:table-cell table:number-columns-repeated="5" table:style-name="ACE-0xa0d7938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6">
            <text:p>Ent-6</text:p>
          </table:table-cell>
          <table:table-cell table:style-name="ACE-0xa0d7938" office:value-type="string" office:string-value="Se verifica que el numero de fase que se marco sea el que aparezca en el campo &quot;Numero de fase a modificar&quot;">
            <text:p>Se verifica que el numero de fase que se marco sea el que aparezca en el campo "Numero de fase a modificar"</text:p>
          </table:table-cell>
          <table:table-cell table:number-columns-repeated="5" table:style-name="ACE-0xa0d7938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7">
            <text:p>Ent-7</text:p>
          </table:table-cell>
          <table:table-cell table:number-columns-spanned="9" table:style-name="ACE-0xa0d7938" office:value-type="string" office:string-value="Se elige una fecha valida, que sea mayor a las fases anteriores si existen y menor a las fases posteriores si existen.">
            <text:p>Se elige una fecha valida, que sea mayor a las fases anteriores si existen y menor a las fases posteriores si existen.</text:p>
          </table:table-cell>
          <table:covered-table-cell table:number-columns-repeated="8"/>
          <table:table-cell table:number-columns-repeated="1014" table:style-name="ACE-0xa0d7878"/>
        </table:table-row>
        <table:table-row table:style-name="AROW-0">
          <table:table-cell table:style-name="ACE-0xa0d77b8" office:value-type="string" office:string-value="Ent-8">
            <text:p>Ent-8</text:p>
          </table:table-cell>
          <table:table-cell table:number-columns-spanned="6" table:style-name="ACE-0xa0d7938" office:value-type="string" office:string-value="Se elige una hora valida.">
            <text:p>Se elige una hora valida.</text:p>
          </table:table-cell>
          <table:covered-table-cell table:number-columns-repeated="5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9">
            <text:p>Ent-9</text:p>
          </table:table-cell>
          <table:table-cell table:number-columns-spanned="6" table:style-name="ACE-0xa0d7938" office:value-type="string" office:string-value="Se da click en el boton de &quot;Modificar fecha&quot;">
            <text:p>Se da click en el boton de "Modificar fecha"</text:p>
          </table:table-cell>
          <table:covered-table-cell table:number-columns-repeated="5"/>
          <table:table-cell table:number-columns-repeated="1017" table:style-name="ACE-0xa0d7878"/>
        </table:table-row>
        <table:table-row table:style-name="AROW-0">
          <table:table-cell table:style-name="ACE-0xa0d77b8" office:value-type="string" office:string-value="Ent-10">
            <text:p>Ent-10</text:p>
          </table:table-cell>
          <table:table-cell table:number-columns-spanned="6" table:style-name="ACE-0xa0d7938" office:value-type="string" office:string-value="Se repiten los pasos 5 a 9 hasta llenar de fechas validas la calendarizacion.">
            <text:p>Se repiten los pasos 5 a 9 hasta llenar de fechas validas la calendarizacion.</text:p>
          </table:table-cell>
          <table:covered-table-cell table:number-columns-repeated="5"/>
          <table:table-cell table:number-columns-repeated="1017" table:style-name="ACE-0xa0d7878"/>
        </table:table-row>
        <table:table-row table:style-name="AROW-0">
          <table:table-cell table:number-columns-repeated="16" table:style-name="ACE-0xa0d7938"/>
          <table:table-cell table:number-columns-repeated="1008" table:style-name="ACE-0xa0d7938"/>
        </table:table-row>
        <table:table-row table:style-name="AROW-0" table:number-rows-repeated="8">
          <table:table-cell table:number-columns-repeated="16" table:style-name="ACE-0xa0d7938"/>
          <table:table-cell table:number-columns-repeated="1008" table:style-name="ACE-0xa0d7938"/>
        </table:table-row>
        <table:table-row table:style-name="AROW-0">
          <table:table-cell table:number-columns-repeated="16" table:style-name="ACE-0xa0d7938"/>
          <table:table-cell table:number-columns-repeated="1008" table:style-name="ACE-0xa0d7938"/>
        </table:table-row>
        <table:table-row table:style-name="AROW-0" table:number-rows-repeated="223">
          <table:table-cell table:number-columns-repeated="16" table:style-name="ACE-0xa0d7938"/>
          <table:table-cell table:number-columns-repeated="1008" table:style-name="ACE-0xa0d7938"/>
        </table:table-row>
        <table:table-row table:style-name="AROW-0">
          <table:table-cell table:number-columns-repeated="1024" table:style-name="ACE-0xa0d7938"/>
        </table:table-row>
        <table:table-row table:style-name="AROW-0" table:number-rows-repeated="3839">
          <table:table-cell table:number-columns-repeated="1024" table:style-name="ACE-0xa0d7938"/>
        </table:table-row>
        <table:table-row table:style-name="AROW-0">
          <table:table-cell table:number-columns-repeated="1024" table:style-name="ACE-0xa0d7938"/>
        </table:table-row>
        <table:table-row table:style-name="AROW-0" table:number-rows-repeated="61439">
          <table:table-cell table:number-columns-repeated="1024" table:style-name="ACE-0xa0d7938"/>
        </table:table-row>
        <table:table-row table:style-name="AROW-0">
          <table:table-cell table:number-columns-repeated="1024" table:style-name="ACE-0xa0d7938"/>
        </table:table-row>
        <table:table-row table:style-name="AROW-0" table:number-rows-repeated="983039">
          <table:table-cell table:number-columns-repeated="1024" table:style-name="ACE-0xa0d7938"/>
        </table:table-row>
        <table:named-expressions>
          <table:named-expression table:name="Print_Area" table:expression="of:=#REF!" table:base-cell-address="$'Administrar torneo - ESC02'.$A$1"/>
          <table:named-expression table:name="Sheet_Title" table:expression="of:=&quot;Administrar torneo - ESC02&quot;" table:base-cell-address="$'Administrar torneo - ESC02'.$A$1"/>
        </table:named-expressions>
      </table:table>
      <table:table table:name="Administrar torneo - ESC03" table:style-name="ta-0xa0dc398" table:print="true">
        <office:forms form:automatic-focus="false" form:apply-design-mode="false">
          <form:form/>
        </office:forms>
        <table:table-column table:default-cell-style-name="ACE-0xa0d7cf8" table:style-name="ACOL-3"/>
        <table:table-column table:default-cell-style-name="ACE-0xa0d7cf8" table:style-name="ACOL-0" table:number-columns-repeated="3"/>
        <table:table-column table:default-cell-style-name="ACE-0xa0d7cf8" table:style-name="ACOL-0" table:number-columns-repeated="1020"/>
        <table:table-row table:style-name="AROW-0">
          <table:table-cell table:number-columns-spanned="7" table:style-name="ACE-0xa0d7ab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7b78"/>
        </table:table-row>
        <table:table-row table:style-name="AROW-0">
          <table:table-cell table:number-columns-spanned="7" table:style-name="ACE-0xa0d7ab8" office:value-type="string" office:string-value="Descripcion del escenario: Escenario excepcional - Fechas invalidas en calendarizacion">
            <text:p>Descripcion del escenario: Escenario excepcional - Fechas invalidas en calendarizacion</text:p>
          </table:table-cell>
          <table:covered-table-cell table:number-columns-repeated="6"/>
          <table:table-cell table:number-columns-repeated="1017" table:style-name="ACE-0xa0d7b78"/>
        </table:table-row>
        <table:table-row table:style-name="AROW-0">
          <table:table-cell table:number-columns-spanned="3" table:style-name="ACE-0xa0d7ab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7ab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7b78"/>
        </table:table-row>
        <table:table-row table:style-name="AROW-0">
          <table:table-cell table:number-columns-repeated="1024" table:style-name="ACE-0xa0d7b78"/>
        </table:table-row>
        <table:table-row table:style-name="AROW-0">
          <table:table-cell table:style-name="ACE-0xa0d7c38" office:value-type="string" office:string-value="CP-01">
            <text:p>CP-01</text:p>
          </table:table-cell>
          <table:table-cell table:number-columns-spanned="6" table:style-name="ACE-0xa0d7cf8" office:value-type="string" office:string-value="Fecha de fase posterior con fecha menor a una fecha de fase anterior.">
            <text:p>Fecha de fase posterior con fecha menor a una fecha de fase anterior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Defectos encontrados">
            <text:p>Defectos encontrados</text:p>
          </table:table-cell>
          <table:table-cell table:number-columns-spanned="6" table:style-name="ACE-0xa0d7c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obtenidos">
            <text:p>Resultados obtenidos</text:p>
          </table:table-cell>
          <table:table-cell table:style-name="ACE-0xa0d7cf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esperados">
            <text:p>Resultados esperados</text:p>
          </table:table-cell>
          <table:table-cell table:number-columns-spanned="6" table:style-name="ACE-0xa0d7cf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1">
            <text:p>Ent-1</text:p>
          </table:table-cell>
          <table:table-cell table:style-name="ACE-0xa0d7cf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2">
            <text:p>Ent-2</text:p>
          </table:table-cell>
          <table:table-cell table:style-name="ACE-0xa0d7cf8" office:value-type="string" office:string-value="Se elige una fase que no sea la primera.">
            <text:p>Se elige una fase que no sea la primer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3">
            <text:p>Ent-3</text:p>
          </table:table-cell>
          <table:table-cell table:style-name="ACE-0xa0d7cf8" office:value-type="string" office:string-value="Se elige una fecha que anteceda a la fecha establecida en la primera fase, la cual fue establecida como 28/06/2013. Se eligio la fecha 27/06/2013.">
            <text:p>Se elige una fecha que anteceda a la fecha establecida en la primera fase, la cual fue establecida como 28/06/2013. Se eligio la fecha 27/06/2013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4">
            <text:p>Ent-4</text:p>
          </table:table-cell>
          <table:table-cell table:style-name="ACE-0xa0d7cf8" office:value-type="string" office:string-value="Se eligio la 1:00 AM como hora.">
            <text:p>Se eligio la 1:00 AM como hor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5">
            <text:p>Ent-5</text:p>
          </table:table-cell>
          <table:table-cell table:style-name="ACE-0xa0d7cf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6">
            <text:p>Ent-6</text:p>
          </table:table-cell>
          <table:table-cell table:style-name="ACE-0xa0d7cf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7">
            <text:p>Ent-7</text:p>
          </table:table-cell>
          <table:table-cell table:style-name="ACE-0xa0d7cf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8">
            <text:p>Ent-8</text:p>
          </table:table-cell>
          <table:table-cell table:style-name="ACE-0xa0d7cf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number-columns-repeated="1024" table:style-name="ACE-0xa0d7b78"/>
        </table:table-row>
        <table:table-row table:style-name="AROW-0">
          <table:table-cell table:style-name="ACE-0xa0d7c38" office:value-type="string" office:string-value="CP-02">
            <text:p>CP-02</text:p>
          </table:table-cell>
          <table:table-cell table:number-columns-spanned="6" table:style-name="ACE-0xa0d7cf8" office:value-type="string" office:string-value="Fecha de fase anterior con fecha mayor a una fecha de fase posterior.">
            <text:p>Fecha de fase anterior con fecha mayor a una fecha de fase posterior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Defectos encontrados">
            <text:p>Defectos encontrados</text:p>
          </table:table-cell>
          <table:table-cell table:number-columns-spanned="6" table:style-name="ACE-0xa0d7c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obtenidos">
            <text:p>Resultados obtenidos</text:p>
          </table:table-cell>
          <table:table-cell table:style-name="ACE-0xa0d7cf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esperados">
            <text:p>Resultados esperados</text:p>
          </table:table-cell>
          <table:table-cell table:number-columns-spanned="6" table:style-name="ACE-0xa0d7cf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1">
            <text:p>Ent-1</text:p>
          </table:table-cell>
          <table:table-cell table:style-name="ACE-0xa0d7cf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2">
            <text:p>Ent-2</text:p>
          </table:table-cell>
          <table:table-cell table:style-name="ACE-0xa0d7cf8" office:value-type="string" office:string-value="Se elige una fase que anteceda a la fase que fue previamente configurada.">
            <text:p>Se elige una fase que anteceda a la fase que fue previamente configur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3">
            <text:p>Ent-3</text:p>
          </table:table-cell>
          <table:table-cell table:style-name="ACE-0xa0d7cf8" office:value-type="string" office:string-value="Se elige una fecha posterior a la fecha establecida en la fase intermedia, la cual fue establecida como 29/06/2013. Se eligio la fecha 30/06/2013.">
            <text:p>Se elige una fecha posterior a la fecha establecida en la fase intermedia, la cual fue establecida como 29/06/2013. Se eligio la fecha 30/06/2013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4">
            <text:p>Ent-4</text:p>
          </table:table-cell>
          <table:table-cell table:style-name="ACE-0xa0d7cf8" office:value-type="string" office:string-value="Se eligio la 1:00 AM como hora.">
            <text:p>Se eligio la 1:00 AM como hor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5">
            <text:p>Ent-5</text:p>
          </table:table-cell>
          <table:table-cell table:style-name="ACE-0xa0d7cf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6">
            <text:p>Ent-6</text:p>
          </table:table-cell>
          <table:table-cell table:style-name="ACE-0xa0d7cf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7">
            <text:p>Ent-7</text:p>
          </table:table-cell>
          <table:table-cell table:style-name="ACE-0xa0d7cf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8">
            <text:p>Ent-8</text:p>
          </table:table-cell>
          <table:table-cell table:style-name="ACE-0xa0d7cf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number-columns-repeated="1024" table:style-name="ACE-0xa0d7b78"/>
        </table:table-row>
        <table:table-row table:style-name="AROW-0">
          <table:table-cell table:style-name="ACE-0xa0d7c38" office:value-type="string" office:string-value="CP-03">
            <text:p>CP-03</text:p>
          </table:table-cell>
          <table:table-cell table:number-columns-spanned="6" table:style-name="ACE-0xa0d7cf8" office:value-type="string" office:string-value="Fecha de fase posterior con fecha menor a una fecha de fase anterior.">
            <text:p>Fecha de fase posterior con fecha menor a una fecha de fase anterior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Defectos encontrados">
            <text:p>Defectos encontrados</text:p>
          </table:table-cell>
          <table:table-cell table:number-columns-spanned="6" table:style-name="ACE-0xa0d7c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obtenidos">
            <text:p>Resultados obtenidos</text:p>
          </table:table-cell>
          <table:table-cell table:style-name="ACE-0xa0d7cf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esperados">
            <text:p>Resultados esperados</text:p>
          </table:table-cell>
          <table:table-cell table:number-columns-spanned="6" table:style-name="ACE-0xa0d7cf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1">
            <text:p>Ent-1</text:p>
          </table:table-cell>
          <table:table-cell table:style-name="ACE-0xa0d7cf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2">
            <text:p>Ent-2</text:p>
          </table:table-cell>
          <table:table-cell table:style-name="ACE-0xa0d7cf8" office:value-type="string" office:string-value="Se elige una fase que sea posterior a la fase que fue previamente configurada.">
            <text:p>Se elige una fase que sea posterior a la fase que fue previamente configur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3">
            <text:p>Ent-3</text:p>
          </table:table-cell>
          <table:table-cell table:style-name="ACE-0xa0d7cf8" office:value-type="string" office:string-value="Se elige una fecha posterior a la fecha establecida en la fase intermedia, la cual fue establecida como 30/06/2013. Se eligio la fecha 29/06/2013.">
            <text:p>Se elige una fecha posterior a la fecha establecida en la fase intermedia, la cual fue establecida como 30/06/2013. Se eligio la fecha 29/06/2013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4">
            <text:p>Ent-4</text:p>
          </table:table-cell>
          <table:table-cell table:style-name="ACE-0xa0d7cf8" office:value-type="string" office:string-value="Se eligio la 1:00 AM como hora.">
            <text:p>Se eligio la 1:00 AM como hor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5">
            <text:p>Ent-5</text:p>
          </table:table-cell>
          <table:table-cell table:style-name="ACE-0xa0d7cf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6">
            <text:p>Ent-6</text:p>
          </table:table-cell>
          <table:table-cell table:style-name="ACE-0xa0d7cf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7">
            <text:p>Ent-7</text:p>
          </table:table-cell>
          <table:table-cell table:style-name="ACE-0xa0d7cf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8">
            <text:p>Ent-8</text:p>
          </table:table-cell>
          <table:table-cell table:style-name="ACE-0xa0d7cf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number-columns-repeated="1024" table:style-name="ACE-0xa0d7b78"/>
        </table:table-row>
        <table:table-row table:style-name="AROW-0">
          <table:table-cell table:style-name="ACE-0xa0d7c38" office:value-type="string" office:string-value="CP-04">
            <text:p>CP-04</text:p>
          </table:table-cell>
          <table:table-cell table:number-columns-spanned="6" table:style-name="ACE-0xa0d7cf8" office:value-type="string" office:string-value="Fecha de fase cualquiera con fecha mayor a la fecha de la ultima fase.">
            <text:p>Fecha de fase cualquiera con fecha mayor a la fecha de la ultima fase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Defectos encontrados">
            <text:p>Defectos encontrados</text:p>
          </table:table-cell>
          <table:table-cell table:number-columns-spanned="6" table:style-name="ACE-0xa0d7c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obtenidos">
            <text:p>Resultados obtenidos</text:p>
          </table:table-cell>
          <table:table-cell table:style-name="ACE-0xa0d7cf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Resultados esperados">
            <text:p>Resultados esperados</text:p>
          </table:table-cell>
          <table:table-cell table:number-columns-spanned="6" table:style-name="ACE-0xa0d7cf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1">
            <text:p>Ent-1</text:p>
          </table:table-cell>
          <table:table-cell table:style-name="ACE-0xa0d7cf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2">
            <text:p>Ent-2</text:p>
          </table:table-cell>
          <table:table-cell table:style-name="ACE-0xa0d7cf8" office:value-type="string" office:string-value="Se elige una fase que anteceda a la fase que fue previamente configurada.">
            <text:p>Se elige una fase que anteceda a la fase que fue previamente configurad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3">
            <text:p>Ent-3</text:p>
          </table:table-cell>
          <table:table-cell table:style-name="ACE-0xa0d7cf8" office:value-type="string" office:string-value="Se elige una fecha posterior a la fecha establecida en la ultima fase, la cual fue establecida como 29/06/2013. Se eligio la fecha 30/06/2013.">
            <text:p>Se elige una fecha posterior a la fecha establecida en la ultima fase, la cual fue establecida como 29/06/2013. Se eligio la fecha 30/06/2013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4">
            <text:p>Ent-4</text:p>
          </table:table-cell>
          <table:table-cell table:style-name="ACE-0xa0d7cf8" office:value-type="string" office:string-value="Se eligio la 1:00 AM como hora.">
            <text:p>Se eligio la 1:00 AM como hora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5">
            <text:p>Ent-5</text:p>
          </table:table-cell>
          <table:table-cell table:style-name="ACE-0xa0d7cf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6">
            <text:p>Ent-6</text:p>
          </table:table-cell>
          <table:table-cell table:style-name="ACE-0xa0d7cf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7">
            <text:p>Ent-7</text:p>
          </table:table-cell>
          <table:table-cell table:style-name="ACE-0xa0d7cf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style-name="ACE-0xa0d7c38" office:value-type="string" office:string-value="Ent-8">
            <text:p>Ent-8</text:p>
          </table:table-cell>
          <table:table-cell table:style-name="ACE-0xa0d7cf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a0d7cf8"/>
          <table:table-cell table:number-columns-repeated="1017" table:style-name="ACE-0xa0d7b78"/>
        </table:table-row>
        <table:table-row table:style-name="AROW-0">
          <table:table-cell table:number-columns-repeated="8" table:style-name="ACE-0xa0d7cf8"/>
          <table:table-cell table:number-columns-repeated="1016" table:style-name="ACE-0xa0d7cf8"/>
        </table:table-row>
        <table:table-row table:style-name="AROW-0" table:number-rows-repeated="8">
          <table:table-cell table:number-columns-repeated="8" table:style-name="ACE-0xa0d7cf8"/>
          <table:table-cell table:number-columns-repeated="1016" table:style-name="ACE-0xa0d7cf8"/>
        </table:table-row>
        <table:table-row table:style-name="AROW-0">
          <table:table-cell table:number-columns-repeated="8" table:style-name="ACE-0xa0d7cf8"/>
          <table:table-cell table:number-columns-repeated="1016" table:style-name="ACE-0xa0d7cf8"/>
        </table:table-row>
        <table:table-row table:style-name="AROW-0" table:number-rows-repeated="191">
          <table:table-cell table:number-columns-repeated="8" table:style-name="ACE-0xa0d7cf8"/>
          <table:table-cell table:number-columns-repeated="1016" table:style-name="ACE-0xa0d7cf8"/>
        </table:table-row>
        <table:table-row table:style-name="AROW-0">
          <table:table-cell table:number-columns-repeated="1024" table:style-name="ACE-0xa0d7cf8"/>
        </table:table-row>
        <table:table-row table:style-name="AROW-0" table:number-rows-repeated="3839">
          <table:table-cell table:number-columns-repeated="1024" table:style-name="ACE-0xa0d7cf8"/>
        </table:table-row>
        <table:table-row table:style-name="AROW-0">
          <table:table-cell table:number-columns-repeated="1024" table:style-name="ACE-0xa0d7cf8"/>
        </table:table-row>
        <table:table-row table:style-name="AROW-0" table:number-rows-repeated="61439">
          <table:table-cell table:number-columns-repeated="1024" table:style-name="ACE-0xa0d7cf8"/>
        </table:table-row>
        <table:table-row table:style-name="AROW-0">
          <table:table-cell table:number-columns-repeated="1024" table:style-name="ACE-0xa0d7cf8"/>
        </table:table-row>
        <table:table-row table:style-name="AROW-0" table:number-rows-repeated="983039">
          <table:table-cell table:number-columns-repeated="1024" table:style-name="ACE-0xa0d7cf8"/>
        </table:table-row>
        <table:named-expressions>
          <table:named-expression table:name="Print_Area" table:expression="of:=#REF!" table:base-cell-address="$'Administrar torneo - ESC03'.$A$1"/>
          <table:named-expression table:name="Sheet_Title" table:expression="of:=&quot;Administrar torneo - ESC03&quot;" table:base-cell-address="$'Administrar torneo - ESC03'.$A$1"/>
        </table:named-expressions>
      </table:table>
      <table:table table:name="Administrar torneo - ESC04" table:style-name="ta-0xa0dc4f0" table:print="true">
        <office:forms form:automatic-focus="false" form:apply-design-mode="false">
          <form:form/>
        </office:forms>
        <table:table-column table:default-cell-style-name="ACE-0xa0d7db8" table:style-name="ACOL-3"/>
        <table:table-column table:default-cell-style-name="ACE-0xa0d7db8" table:style-name="ACOL-0" table:number-columns-repeated="3"/>
        <table:table-column table:default-cell-style-name="ACE-0xa0d7db8" table:style-name="ACOL-0" table:number-columns-repeated="1020"/>
        <table:table-row table:style-name="AROW-0">
          <table:table-cell table:number-columns-spanned="7" table:style-name="ACE-0xa0d7ff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7f38"/>
        </table:table-row>
        <table:table-row table:style-name="AROW-0">
          <table:table-cell table:number-columns-spanned="7" table:style-name="ACE-0xa0d7ff8" office:value-type="string" office:string-value="Descripcion del escenario: Escenario alternativo - Ver lista de participantes">
            <text:p>Descripcion del escenario: Escenario alternativo - Ver lista de participantes</text:p>
          </table:table-cell>
          <table:covered-table-cell table:number-columns-repeated="6"/>
          <table:table-cell table:number-columns-repeated="1017" table:style-name="ACE-0xa0d7f38"/>
        </table:table-row>
        <table:table-row table:style-name="AROW-0">
          <table:table-cell table:number-columns-spanned="3" table:style-name="ACE-0xa0d7ff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7ff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7f38"/>
        </table:table-row>
        <table:table-row table:style-name="AROW-0">
          <table:table-cell table:number-columns-repeated="1024" table:style-name="ACE-0xa0d7f38"/>
        </table:table-row>
        <table:table-row table:style-name="AROW-0">
          <table:table-cell table:style-name="ACE-0xa0d7e7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Defectos encontrados">
            <text:p>Defectos encontrados</text:p>
          </table:table-cell>
          <table:table-cell table:number-columns-spanned="6" table:style-name="ACE-0xa0d7db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Resultados obtenidos">
            <text:p>Resultados obtenidos</text:p>
          </table:table-cell>
          <table:table-cell table:style-name="ACE-0xa0d7db8" office:value-type="string" office:string-value="1- Se desplega la pagina &quot;listaParticipantesTorneo.php&quot; que contiene la lista de participantes inscritos en este torneo.">
            <text:p>1- Se desplega la pagina "listaParticipantesTorneo.php" que contiene la lista de participantes inscritos en este torneo.</text:p>
          </table:table-cell>
          <table:table-cell table:number-columns-repeated="5" table:style-name="ACE-0xa0d7db8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Resultados esperados">
            <text:p>Resultados esperados</text:p>
          </table:table-cell>
          <table:table-cell table:number-columns-spanned="6" table:style-name="ACE-0xa0d7db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Ent-1">
            <text:p>Ent-1</text:p>
          </table:table-cell>
          <table:table-cell table:number-columns-spanned="6" table:style-name="ACE-0xa0d7db8" office:value-type="string" office:string-value="Se verifica que se encuentre en la pagina &quot;administrarTorneos.php&quot;">
            <text:p>Se verifica que se encuentre en la pagina "administrarTorneos.php"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Ent-2">
            <text:p>Ent-2</text:p>
          </table:table-cell>
          <table:table-cell table:number-columns-spanned="6" table:style-name="ACE-0xa0d7db8" office:value-type="string" office:string-value="Se selecciona algun torneo de la lista presentada.">
            <text:p>Se selecciona algun torneo de la lista presentada.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Ent-3">
            <text:p>Ent-3</text:p>
          </table:table-cell>
          <table:table-cell table:number-columns-spanned="6" table:style-name="ACE-0xa0d7db8" office:value-type="string" office:string-value="Se da click en la opcion &quot;ver lista de participantes&quot;">
            <text:p>Se da click en la opcion "ver lista de participantes"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number-columns-repeated="1024" table:style-name="ACE-0xa0d7f38"/>
        </table:table-row>
        <table:table-row table:style-name="AROW-0">
          <table:table-cell table:style-name="ACE-0xa0d7e78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Defectos encontrados">
            <text:p>Defectos encontrados</text:p>
          </table:table-cell>
          <table:table-cell table:number-columns-spanned="6" table:style-name="ACE-0xa0d7db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Resultados obtenidos">
            <text:p>Resultados obtenidos</text:p>
          </table:table-cell>
          <table:table-cell table:style-name="ACE-0xa0d7db8" office:value-type="string" office:string-value="1- Se desplega la pagina &quot;listaParticipantesTorneo.php&quot; que contiene la lista de participantes inscritos en este torneo.">
            <text:p>1- Se desplega la pagina "listaParticipantesTorneo.php" que contiene la lista de participantes inscritos en este torneo.</text:p>
          </table:table-cell>
          <table:table-cell table:number-columns-repeated="5" table:style-name="ACE-0xa0d7db8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Resultados esperados">
            <text:p>Resultados esperados</text:p>
          </table:table-cell>
          <table:table-cell table:number-columns-spanned="6" table:style-name="ACE-0xa0d7db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Ent-1">
            <text:p>Ent-1</text:p>
          </table:table-cell>
          <table:table-cell table:number-columns-spanned="6" table:style-name="ACE-0xa0d7db8" office:value-type="string" office:string-value="Se verifica que se encuentre en la pagina &quot;administrarTorneos.php&quot;">
            <text:p>Se verifica que se encuentre en la pagina "administrarTorneos.php"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Ent-2">
            <text:p>Ent-2</text:p>
          </table:table-cell>
          <table:table-cell table:number-columns-spanned="6" table:style-name="ACE-0xa0d7db8" office:value-type="string" office:string-value="Se selecciona algun torneo de la lista presentada.">
            <text:p>Se selecciona algun torneo de la lista presentada.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style-name="ACE-0xa0d7e78" office:value-type="string" office:string-value="Ent-3">
            <text:p>Ent-3</text:p>
          </table:table-cell>
          <table:table-cell table:number-columns-spanned="6" table:style-name="ACE-0xa0d7db8" office:value-type="string" office:string-value="Se da click en la opcion &quot;ver lista de participantes&quot;">
            <text:p>Se da click en la opcion "ver lista de participantes"</text:p>
          </table:table-cell>
          <table:covered-table-cell table:number-columns-repeated="5"/>
          <table:table-cell table:number-columns-repeated="1017" table:style-name="ACE-0xa0d7f38"/>
        </table:table-row>
        <table:table-row table:style-name="AROW-0">
          <table:table-cell table:number-columns-repeated="8" table:style-name="ACE-0xa0d7db8"/>
          <table:table-cell table:number-columns-repeated="1016" table:style-name="ACE-0xa0d7db8"/>
        </table:table-row>
        <table:table-row table:style-name="AROW-0" table:number-rows-repeated="12">
          <table:table-cell table:number-columns-repeated="8" table:style-name="ACE-0xa0d7db8"/>
          <table:table-cell table:number-columns-repeated="1016" table:style-name="ACE-0xa0d7db8"/>
        </table:table-row>
        <table:table-row table:style-name="AROW-0">
          <table:table-cell table:number-columns-repeated="8" table:style-name="ACE-0xa0d7db8"/>
          <table:table-cell table:number-columns-repeated="1016" table:style-name="ACE-0xa0d7db8"/>
        </table:table-row>
        <table:table-row table:style-name="AROW-0" table:number-rows-repeated="223">
          <table:table-cell table:number-columns-repeated="8" table:style-name="ACE-0xa0d7db8"/>
          <table:table-cell table:number-columns-repeated="1016" table:style-name="ACE-0xa0d7db8"/>
        </table:table-row>
        <table:table-row table:style-name="AROW-0">
          <table:table-cell table:number-columns-repeated="1024" table:style-name="ACE-0xa0d7db8"/>
        </table:table-row>
        <table:table-row table:style-name="AROW-0" table:number-rows-repeated="3839">
          <table:table-cell table:number-columns-repeated="1024" table:style-name="ACE-0xa0d7db8"/>
        </table:table-row>
        <table:table-row table:style-name="AROW-0">
          <table:table-cell table:number-columns-repeated="1024" table:style-name="ACE-0xa0d7db8"/>
        </table:table-row>
        <table:table-row table:style-name="AROW-0" table:number-rows-repeated="61439">
          <table:table-cell table:number-columns-repeated="1024" table:style-name="ACE-0xa0d7db8"/>
        </table:table-row>
        <table:table-row table:style-name="AROW-0">
          <table:table-cell table:number-columns-repeated="1024" table:style-name="ACE-0xa0d7db8"/>
        </table:table-row>
        <table:table-row table:style-name="AROW-0" table:number-rows-repeated="983039">
          <table:table-cell table:number-columns-repeated="1024" table:style-name="ACE-0xa0d7db8"/>
        </table:table-row>
        <table:named-expressions>
          <table:named-expression table:name="Print_Area" table:expression="of:=#REF!" table:base-cell-address="$'Administrar torneo - ESC04'.$A$1"/>
          <table:named-expression table:name="Sheet_Title" table:expression="of:=&quot;Administrar torneo - ESC04&quot;" table:base-cell-address="$'Administrar torneo - ESC04'.$A$1"/>
        </table:named-expressions>
      </table:table>
      <table:table table:name="Administrar torneo - ESC05" table:style-name="ta-0xa0dc648" table:print="true">
        <office:forms form:automatic-focus="false" form:apply-design-mode="false">
          <form:form/>
        </office:forms>
        <table:table-column table:default-cell-style-name="ACE-0xa0d8178" table:style-name="ACOL-3"/>
        <table:table-column table:default-cell-style-name="ACE-0xa0d8178" table:style-name="ACOL-0" table:number-columns-repeated="3"/>
        <table:table-column table:default-cell-style-name="ACE-0xa0d8178" table:style-name="ACOL-0" table:number-columns-repeated="1020"/>
        <table:table-row table:style-name="AROW-0">
          <table:table-cell table:number-columns-spanned="7" table:style-name="ACE-0xa0d823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82f8"/>
        </table:table-row>
        <table:table-row table:style-name="AROW-0">
          <table:table-cell table:number-columns-spanned="7" table:style-name="ACE-0xa0d8238" office:value-type="string" office:string-value="Descripcion del escenario: Escenario alternativo - Suspender torneo">
            <text:p>Descripcion del escenario: Escenario alternativo - Suspender torneo</text:p>
          </table:table-cell>
          <table:covered-table-cell table:number-columns-repeated="6"/>
          <table:table-cell table:number-columns-repeated="1017" table:style-name="ACE-0xa0d82f8"/>
        </table:table-row>
        <table:table-row table:style-name="AROW-0">
          <table:table-cell table:number-columns-spanned="3" table:style-name="ACE-0xa0d823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823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82f8"/>
        </table:table-row>
        <table:table-row table:style-name="AROW-0">
          <table:table-cell table:number-columns-repeated="1024" table:style-name="ACE-0xa0d82f8"/>
        </table:table-row>
        <table:table-row table:style-name="AROW-0">
          <table:table-cell table:style-name="ACE-0xa0d80b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a0d82f8"/>
        </table:table-row>
        <table:table-row table:style-name="AROW-0">
          <table:table-cell table:style-name="ACE-0xa0d80b8" office:value-type="string" office:string-value="Defectos encontrados">
            <text:p>Defectos encontrados</text:p>
          </table:table-cell>
          <table:table-cell table:number-columns-spanned="6" table:style-name="ACE-0xa0d81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82f8"/>
        </table:table-row>
        <table:table-row table:style-name="AROW-0">
          <table:table-cell table:style-name="ACE-0xa0d80b8" office:value-type="string" office:string-value="Resultados obtenidos">
            <text:p>Resultados obtenidos</text:p>
          </table:table-cell>
          <table:table-cell table:style-name="ACE-0xa0d8178" office:value-type="string" office:string-value="1- Al dar click en la opcion de &quot;Suspender torneo&quot; el estado del torneo paso a ser &quot;suspendido&quot;">
            <text:p>1- Al dar click en la opcion de "Suspender torneo" el estado del torneo paso a ser "suspendido"</text:p>
          </table:table-cell>
          <table:table-cell table:number-columns-repeated="5" table:style-name="ACE-0xa0d8178"/>
          <table:table-cell table:number-columns-repeated="1017" table:style-name="ACE-0xa0d82f8"/>
        </table:table-row>
        <table:table-row table:style-name="AROW-0">
          <table:table-cell table:style-name="ACE-0xa0d80b8" office:value-type="string" office:string-value="Resultados esperados">
            <text:p>Resultados esperados</text:p>
          </table:table-cell>
          <table:table-cell table:number-columns-spanned="6" table:style-name="ACE-0xa0d817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a0d82f8"/>
        </table:table-row>
        <table:table-row table:style-name="AROW-0">
          <table:table-cell table:style-name="ACE-0xa0d80b8" office:value-type="string" office:string-value="Ent-1">
            <text:p>Ent-1</text:p>
          </table:table-cell>
          <table:table-cell table:number-columns-spanned="6" table:style-name="ACE-0xa0d8178" office:value-type="string" office:string-value="Se verifica que se este en la pagina &quot;administrarTorneos.php&quot;">
            <text:p>Se verifica que se este en la pagina "administrarTorneos.php"</text:p>
          </table:table-cell>
          <table:covered-table-cell table:number-columns-repeated="5"/>
          <table:table-cell table:number-columns-repeated="1017" table:style-name="ACE-0xa0d82f8"/>
        </table:table-row>
        <table:table-row table:style-name="AROW-0">
          <table:table-cell table:style-name="ACE-0xa0d80b8" office:value-type="string" office:string-value="Ent-2">
            <text:p>Ent-2</text:p>
          </table:table-cell>
          <table:table-cell table:number-columns-spanned="6" table:style-name="ACE-0xa0d8178" office:value-type="string" office:string-value="Se elige un torneo cuyo estado sea &quot;Activo&quot;">
            <text:p>Se elige un torneo cuyo estado sea "Activo"</text:p>
          </table:table-cell>
          <table:covered-table-cell table:number-columns-repeated="5"/>
          <table:table-cell table:number-columns-repeated="1017" table:style-name="ACE-0xa0d82f8"/>
        </table:table-row>
        <table:table-row table:style-name="AROW-0">
          <table:table-cell table:style-name="ACE-0xa0d80b8" office:value-type="string" office:string-value="Ent-3">
            <text:p>Ent-3</text:p>
          </table:table-cell>
          <table:table-cell table:number-columns-spanned="6" table:style-name="ACE-0xa0d8178" office:value-type="string" office:string-value="Se da click en la opcion &quot;Suspender torneo&quot;">
            <text:p>Se da click en la opcion "Suspender torneo"</text:p>
          </table:table-cell>
          <table:covered-table-cell table:number-columns-repeated="5"/>
          <table:table-cell table:number-columns-repeated="1017" table:style-name="ACE-0xa0d82f8"/>
        </table:table-row>
        <table:table-row table:style-name="AROW-0">
          <table:table-cell table:number-columns-repeated="8" table:style-name="ACE-0xa0d8178"/>
          <table:table-cell table:number-columns-repeated="1016" table:style-name="ACE-0xa0d8178"/>
        </table:table-row>
        <table:table-row table:style-name="AROW-0" table:number-rows-repeated="4">
          <table:table-cell table:number-columns-repeated="8" table:style-name="ACE-0xa0d8178"/>
          <table:table-cell table:number-columns-repeated="1016" table:style-name="ACE-0xa0d8178"/>
        </table:table-row>
        <table:table-row table:style-name="AROW-0">
          <table:table-cell table:number-columns-repeated="8" table:style-name="ACE-0xa0d8178"/>
          <table:table-cell table:number-columns-repeated="1016" table:style-name="ACE-0xa0d8178"/>
        </table:table-row>
        <table:table-row table:style-name="AROW-0" table:number-rows-repeated="239">
          <table:table-cell table:number-columns-repeated="8" table:style-name="ACE-0xa0d8178"/>
          <table:table-cell table:number-columns-repeated="1016" table:style-name="ACE-0xa0d8178"/>
        </table:table-row>
        <table:table-row table:style-name="AROW-0">
          <table:table-cell table:number-columns-repeated="1024" table:style-name="ACE-0xa0d8178"/>
        </table:table-row>
        <table:table-row table:style-name="AROW-0" table:number-rows-repeated="3839">
          <table:table-cell table:number-columns-repeated="1024" table:style-name="ACE-0xa0d8178"/>
        </table:table-row>
        <table:table-row table:style-name="AROW-0">
          <table:table-cell table:number-columns-repeated="1024" table:style-name="ACE-0xa0d8178"/>
        </table:table-row>
        <table:table-row table:style-name="AROW-0" table:number-rows-repeated="61439">
          <table:table-cell table:number-columns-repeated="1024" table:style-name="ACE-0xa0d8178"/>
        </table:table-row>
        <table:table-row table:style-name="AROW-0">
          <table:table-cell table:number-columns-repeated="1024" table:style-name="ACE-0xa0d8178"/>
        </table:table-row>
        <table:table-row table:style-name="AROW-0" table:number-rows-repeated="983039">
          <table:table-cell table:number-columns-repeated="1024" table:style-name="ACE-0xa0d8178"/>
        </table:table-row>
        <table:named-expressions>
          <table:named-expression table:name="Print_Area" table:expression="of:=#REF!" table:base-cell-address="$'Administrar torneo - ESC05'.$A$1"/>
          <table:named-expression table:name="Sheet_Title" table:expression="of:=&quot;Administrar torneo - ESC05&quot;" table:base-cell-address="$'Administrar torneo - ESC05'.$A$1"/>
        </table:named-expressions>
      </table:table>
      <table:table table:name="Administrar torneo - ESC06" table:style-name="ta-0xa0dc7a0" table:print="true">
        <office:forms form:automatic-focus="false" form:apply-design-mode="false">
          <form:form/>
        </office:forms>
        <table:table-column table:default-cell-style-name="ACE-0xa0d85f8" table:style-name="ACOL-3"/>
        <table:table-column table:default-cell-style-name="ACE-0xa0d85f8" table:style-name="ACOL-0" table:number-columns-repeated="3"/>
        <table:table-column table:default-cell-style-name="ACE-0xa0d85f8" table:style-name="ACOL-0" table:number-columns-repeated="1020"/>
        <table:table-row table:style-name="AROW-0">
          <table:table-cell table:number-columns-spanned="7" table:style-name="ACE-0xa0d853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8478"/>
        </table:table-row>
        <table:table-row table:style-name="AROW-0">
          <table:table-cell table:number-columns-spanned="7" table:style-name="ACE-0xa0d8538" office:value-type="string" office:string-value="Descripcion del escenario: Escenario alternativo - Reanudar torneo">
            <text:p>Descripcion del escenario: Escenario alternativo - Reanudar torneo</text:p>
          </table:table-cell>
          <table:covered-table-cell table:number-columns-repeated="6"/>
          <table:table-cell table:number-columns-repeated="1017" table:style-name="ACE-0xa0d8478"/>
        </table:table-row>
        <table:table-row table:style-name="AROW-0">
          <table:table-cell table:number-columns-spanned="3" table:style-name="ACE-0xa0d853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853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8478"/>
        </table:table-row>
        <table:table-row table:style-name="AROW-0">
          <table:table-cell table:number-columns-repeated="1024" table:style-name="ACE-0xa0d8478"/>
        </table:table-row>
        <table:table-row table:style-name="AROW-0">
          <table:table-cell table:style-name="ACE-0xa0d83b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a0d8478"/>
        </table:table-row>
        <table:table-row table:style-name="AROW-0">
          <table:table-cell table:style-name="ACE-0xa0d83b8" office:value-type="string" office:string-value="Defectos encontrados">
            <text:p>Defectos encontrados</text:p>
          </table:table-cell>
          <table:table-cell table:number-columns-spanned="6" table:style-name="ACE-0xa0d85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8478"/>
        </table:table-row>
        <table:table-row table:style-name="AROW-0">
          <table:table-cell table:style-name="ACE-0xa0d83b8" office:value-type="string" office:string-value="Resultados obtenidos">
            <text:p>Resultados obtenidos</text:p>
          </table:table-cell>
          <table:table-cell table:style-name="ACE-0xa0d85f8" office:value-type="string" office:string-value="1- Al dar click en la opcion de &quot;Reanudar torneo&quot; el estado del torneo paso a ser &quot;Activo&quot;">
            <text:p>1- Al dar click en la opcion de "Reanudar torneo" el estado del torneo paso a ser "Activo"</text:p>
          </table:table-cell>
          <table:table-cell table:number-columns-repeated="5" table:style-name="ACE-0xa0d85f8"/>
          <table:table-cell table:number-columns-repeated="1017" table:style-name="ACE-0xa0d8478"/>
        </table:table-row>
        <table:table-row table:style-name="AROW-0">
          <table:table-cell table:style-name="ACE-0xa0d83b8" office:value-type="string" office:string-value="Resultados esperados">
            <text:p>Resultados esperados</text:p>
          </table:table-cell>
          <table:table-cell table:number-columns-spanned="6" table:style-name="ACE-0xa0d85f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a0d8478"/>
        </table:table-row>
        <table:table-row table:style-name="AROW-0">
          <table:table-cell table:style-name="ACE-0xa0d83b8" office:value-type="string" office:string-value="Ent-1">
            <text:p>Ent-1</text:p>
          </table:table-cell>
          <table:table-cell table:number-columns-spanned="6" table:style-name="ACE-0xa0d85f8" office:value-type="string" office:string-value="Se verifica que se este en la pagina &quot;administrarTorneos.php&quot;">
            <text:p>Se verifica que se este en la pagina "administrarTorneos.php"</text:p>
          </table:table-cell>
          <table:covered-table-cell table:number-columns-repeated="5"/>
          <table:table-cell table:number-columns-repeated="1017" table:style-name="ACE-0xa0d8478"/>
        </table:table-row>
        <table:table-row table:style-name="AROW-0">
          <table:table-cell table:style-name="ACE-0xa0d83b8" office:value-type="string" office:string-value="Ent-2">
            <text:p>Ent-2</text:p>
          </table:table-cell>
          <table:table-cell table:number-columns-spanned="6" table:style-name="ACE-0xa0d85f8" office:value-type="string" office:string-value="Se elige un torneo cuyo estado sea &quot;suspendido&quot;">
            <text:p>Se elige un torneo cuyo estado sea "suspendido"</text:p>
          </table:table-cell>
          <table:covered-table-cell table:number-columns-repeated="5"/>
          <table:table-cell table:number-columns-repeated="1017" table:style-name="ACE-0xa0d8478"/>
        </table:table-row>
        <table:table-row table:style-name="AROW-0">
          <table:table-cell table:style-name="ACE-0xa0d83b8" office:value-type="string" office:string-value="Ent-3">
            <text:p>Ent-3</text:p>
          </table:table-cell>
          <table:table-cell table:number-columns-spanned="6" table:style-name="ACE-0xa0d85f8" office:value-type="string" office:string-value="Se da click en la opcion &quot;Reanudar torneo&quot;">
            <text:p>Se da click en la opcion "Reanudar torneo"</text:p>
          </table:table-cell>
          <table:covered-table-cell table:number-columns-repeated="5"/>
          <table:table-cell table:number-columns-repeated="1017" table:style-name="ACE-0xa0d8478"/>
        </table:table-row>
        <table:table-row table:style-name="AROW-0">
          <table:table-cell table:number-columns-repeated="8" table:style-name="ACE-0xa0d85f8"/>
          <table:table-cell table:number-columns-repeated="1016" table:style-name="ACE-0xa0d85f8"/>
        </table:table-row>
        <table:table-row table:style-name="AROW-0" table:number-rows-repeated="4">
          <table:table-cell table:number-columns-repeated="8" table:style-name="ACE-0xa0d85f8"/>
          <table:table-cell table:number-columns-repeated="1016" table:style-name="ACE-0xa0d85f8"/>
        </table:table-row>
        <table:table-row table:style-name="AROW-0">
          <table:table-cell table:number-columns-repeated="8" table:style-name="ACE-0xa0d85f8"/>
          <table:table-cell table:number-columns-repeated="1016" table:style-name="ACE-0xa0d85f8"/>
        </table:table-row>
        <table:table-row table:style-name="AROW-0" table:number-rows-repeated="239">
          <table:table-cell table:number-columns-repeated="8" table:style-name="ACE-0xa0d85f8"/>
          <table:table-cell table:number-columns-repeated="1016" table:style-name="ACE-0xa0d85f8"/>
        </table:table-row>
        <table:table-row table:style-name="AROW-0">
          <table:table-cell table:number-columns-repeated="1024" table:style-name="ACE-0xa0d85f8"/>
        </table:table-row>
        <table:table-row table:style-name="AROW-0" table:number-rows-repeated="3839">
          <table:table-cell table:number-columns-repeated="1024" table:style-name="ACE-0xa0d85f8"/>
        </table:table-row>
        <table:table-row table:style-name="AROW-0">
          <table:table-cell table:number-columns-repeated="1024" table:style-name="ACE-0xa0d85f8"/>
        </table:table-row>
        <table:table-row table:style-name="AROW-0" table:number-rows-repeated="61439">
          <table:table-cell table:number-columns-repeated="1024" table:style-name="ACE-0xa0d85f8"/>
        </table:table-row>
        <table:table-row table:style-name="AROW-0">
          <table:table-cell table:number-columns-repeated="1024" table:style-name="ACE-0xa0d85f8"/>
        </table:table-row>
        <table:table-row table:style-name="AROW-0" table:number-rows-repeated="983039">
          <table:table-cell table:number-columns-repeated="1024" table:style-name="ACE-0xa0d85f8"/>
        </table:table-row>
        <table:named-expressions>
          <table:named-expression table:name="Print_Area" table:expression="of:=#REF!" table:base-cell-address="$'Administrar torneo - ESC06'.$A$1"/>
          <table:named-expression table:name="Sheet_Title" table:expression="of:=&quot;Administrar torneo - ESC06&quot;" table:base-cell-address="$'Administrar torneo - ESC06'.$A$1"/>
        </table:named-expressions>
      </table:table>
      <table:table table:name="Administrar torneo - ESC07" table:style-name="ta-0xa0dc8f8" table:print="true">
        <office:forms form:automatic-focus="false" form:apply-design-mode="false">
          <form:form/>
        </office:forms>
        <table:table-column table:default-cell-style-name="ACE-0xa0d88f8" table:style-name="ACOL-3"/>
        <table:table-column table:default-cell-style-name="ACE-0xa0d88f8" table:style-name="ACOL-0" table:number-columns-repeated="3"/>
        <table:table-column table:default-cell-style-name="ACE-0xa0d88f8" table:style-name="ACOL-0" table:number-columns-repeated="1020"/>
        <table:table-row table:style-name="AROW-0">
          <table:table-cell table:number-columns-spanned="7" table:style-name="ACE-0xa0d86b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a0d8838"/>
        </table:table-row>
        <table:table-row table:style-name="AROW-0">
          <table:table-cell table:number-columns-spanned="7" table:style-name="ACE-0xa0d86b8" office:value-type="string" office:string-value="Descripcion del escenario: Escenario excepcional">
            <text:p>Descripcion del escenario: Escenario excepcional</text:p>
          </table:table-cell>
          <table:covered-table-cell table:number-columns-repeated="6"/>
          <table:table-cell table:number-columns-repeated="1017" table:style-name="ACE-0xa0d8838"/>
        </table:table-row>
        <table:table-row table:style-name="AROW-0">
          <table:table-cell table:number-columns-spanned="3" table:style-name="ACE-0xa0d86b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a0d86b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a0d8838"/>
        </table:table-row>
        <table:table-row table:style-name="AROW-0">
          <table:table-cell table:number-columns-repeated="1024" table:style-name="ACE-0xa0d8838"/>
        </table:table-row>
        <table:table-row table:style-name="AROW-0">
          <table:table-cell table:style-name="ACE-0xa0d877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a0d8838"/>
        </table:table-row>
        <table:table-row table:style-name="AROW-0">
          <table:table-cell table:style-name="ACE-0xa0d8778" office:value-type="string" office:string-value="Defectos encontrados">
            <text:p>Defectos encontrados</text:p>
          </table:table-cell>
          <table:table-cell table:number-columns-spanned="6" table:style-name="ACE-0xa0d88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a0d8838"/>
        </table:table-row>
        <table:table-row table:style-name="AROW-0">
          <table:table-cell table:style-name="ACE-0xa0d8778" office:value-type="string" office:string-value="Resultados obtenidos">
            <text:p>Resultados obtenidos</text:p>
          </table:table-cell>
          <table:table-cell table:style-name="ACE-0xa0d88f8" office:value-type="string" office:string-value="1-Se obtuvo un mensaje indicando que no se pude reanudar el torneo porque su calendarizacion es invalida.">
            <text:p>1-Se obtuvo un mensaje indicando que no se pude reanudar el torneo porque su calendarizacion es invalida.</text:p>
          </table:table-cell>
          <table:table-cell table:number-columns-repeated="5" table:style-name="ACE-0xa0d88f8"/>
          <table:table-cell table:number-columns-repeated="1017" table:style-name="ACE-0xa0d8838"/>
        </table:table-row>
        <table:table-row table:style-name="AROW-0">
          <table:table-cell table:style-name="ACE-0xa0d8778"/>
          <table:table-cell table:style-name="ACE-0xa0d88f8" office:value-type="string" office:string-value="2- Se verifico en la tabla de torneos de la pagina &quot;administrarTorneos.php&quot; que el torneo que se quiso reanudar siga con el estado &quot;suspendido&quot;.">
            <text:p>2- Se verifico en la tabla de torneos de la pagina "administrarTorneos.php" que el torneo que se quiso reanudar siga con el estado "suspendido".</text:p>
          </table:table-cell>
          <table:table-cell table:number-columns-repeated="1022" table:style-name="ACE-0xa0d88f8"/>
        </table:table-row>
        <table:table-row table:style-name="AROW-0">
          <table:table-cell table:style-name="ACE-0xa0d8778" office:value-type="string" office:string-value="Resultados esperados">
            <text:p>Resultados esperados</text:p>
          </table:table-cell>
          <table:table-cell table:style-name="ACE-0xa0d88f8" office:value-type="string" office:string-value="Se esperaban los mismo resultados que se obtuvieron.">
            <text:p>Se esperaban los mismo resultados que se obtuvieron.</text:p>
          </table:table-cell>
          <table:table-cell table:number-columns-repeated="5" table:style-name="ACE-0xa0d88f8"/>
          <table:table-cell table:number-columns-repeated="1017" table:style-name="ACE-0xa0d8838"/>
        </table:table-row>
        <table:table-row table:style-name="AROW-0">
          <table:table-cell table:style-name="ACE-0xa0d8778" office:value-type="string" office:string-value="Ent-1">
            <text:p>Ent-1</text:p>
          </table:table-cell>
          <table:table-cell table:style-name="ACE-0xa0d88f8" office:value-type="string" office:string-value="Se verifica que el usuario este en la pagina &quot;administrarTorneos.php&quot;">
            <text:p>Se verifica que el usuario este en la pagina "administrarTorneos.php"</text:p>
          </table:table-cell>
          <table:table-cell table:number-columns-repeated="5" table:style-name="ACE-0xa0d88f8"/>
          <table:table-cell table:number-columns-repeated="1017" table:style-name="ACE-0xa0d8838"/>
        </table:table-row>
        <table:table-row table:style-name="AROW-0">
          <table:table-cell table:style-name="ACE-0xa0d8778" office:value-type="string" office:string-value="Ent-2">
            <text:p>Ent-2</text:p>
          </table:table-cell>
          <table:table-cell table:style-name="ACE-0xa0d88f8" office:value-type="string" office:string-value="Se elige el torneo que tiene como estado &quot;suspendido&quot; y cuyas fechas de calendarizacion ya &quot;expiraron&quot; y no pueden ser cumplidas correctamente.">
            <text:p>Se elige el torneo que tiene como estado "suspendido" y cuyas fechas de calendarizacion ya "expiraron" y no pueden ser cumplidas correctamente.</text:p>
          </table:table-cell>
          <table:table-cell table:number-columns-repeated="5" table:style-name="ACE-0xa0d88f8"/>
          <table:table-cell table:number-columns-repeated="1017" table:style-name="ACE-0xa0d8838"/>
        </table:table-row>
        <table:table-row table:style-name="AROW-0">
          <table:table-cell table:style-name="ACE-0xa0d8778" office:value-type="string" office:string-value="Ent-3">
            <text:p>Ent-3</text:p>
          </table:table-cell>
          <table:table-cell table:style-name="ACE-0xa0d88f8" office:value-type="string" office:string-value="Se da click en la opcion &quot;Reanudar torneo&quot;">
            <text:p>Se da click en la opcion "Reanudar torneo"</text:p>
          </table:table-cell>
          <table:table-cell table:number-columns-repeated="5" table:style-name="ACE-0xa0d88f8"/>
          <table:table-cell table:number-columns-repeated="1017" table:style-name="ACE-0xa0d8838"/>
        </table:table-row>
        <table:table-row table:style-name="AROW-0">
          <table:table-cell table:style-name="ACE-0xa0d8778" office:value-type="string" office:string-value="Ent-4">
            <text:p>Ent-4</text:p>
          </table:table-cell>
          <table:table-cell table:style-name="ACE-0xa0d88f8" office:value-type="string" office:string-value="Se verifica que aparezca un mensaje indicando que la reanudacion del torneo fue fallida.">
            <text:p>Se verifica que aparezca un mensaje indicando que la reanudacion del torneo fue fallida.</text:p>
          </table:table-cell>
          <table:table-cell table:number-columns-repeated="5" table:style-name="ACE-0xa0d88f8"/>
          <table:table-cell table:number-columns-repeated="1017" table:style-name="ACE-0xa0d8838"/>
        </table:table-row>
        <table:table-row table:style-name="AROW-0">
          <table:table-cell table:number-columns-repeated="8" table:style-name="ACE-0xa0d88f8"/>
          <table:table-cell table:number-columns-repeated="1016" table:style-name="ACE-0xa0d88f8"/>
        </table:table-row>
        <table:table-row table:style-name="AROW-0" table:number-rows-repeated="2">
          <table:table-cell table:number-columns-repeated="8" table:style-name="ACE-0xa0d88f8"/>
          <table:table-cell table:number-columns-repeated="1016" table:style-name="ACE-0xa0d88f8"/>
        </table:table-row>
        <table:table-row table:style-name="AROW-0">
          <table:table-cell table:number-columns-repeated="8" table:style-name="ACE-0xa0d88f8"/>
          <table:table-cell table:number-columns-repeated="1016" table:style-name="ACE-0xa0d88f8"/>
        </table:table-row>
        <table:table-row table:style-name="AROW-0" table:number-rows-repeated="239">
          <table:table-cell table:number-columns-repeated="8" table:style-name="ACE-0xa0d88f8"/>
          <table:table-cell table:number-columns-repeated="1016" table:style-name="ACE-0xa0d88f8"/>
        </table:table-row>
        <table:table-row table:style-name="AROW-0">
          <table:table-cell table:number-columns-repeated="1024" table:style-name="ACE-0xa0d88f8"/>
        </table:table-row>
        <table:table-row table:style-name="AROW-0" table:number-rows-repeated="3839">
          <table:table-cell table:number-columns-repeated="1024" table:style-name="ACE-0xa0d88f8"/>
        </table:table-row>
        <table:table-row table:style-name="AROW-0">
          <table:table-cell table:number-columns-repeated="1024" table:style-name="ACE-0xa0d88f8"/>
        </table:table-row>
        <table:table-row table:style-name="AROW-0" table:number-rows-repeated="61439">
          <table:table-cell table:number-columns-repeated="1024" table:style-name="ACE-0xa0d88f8"/>
        </table:table-row>
        <table:table-row table:style-name="AROW-0">
          <table:table-cell table:number-columns-repeated="1024" table:style-name="ACE-0xa0d88f8"/>
        </table:table-row>
        <table:table-row table:style-name="AROW-0" table:number-rows-repeated="983039">
          <table:table-cell table:number-columns-repeated="1024" table:style-name="ACE-0xa0d88f8"/>
        </table:table-row>
        <table:named-expressions>
          <table:named-expression table:name="Print_Area" table:expression="of:=#REF!" table:base-cell-address="$'Administrar torneo - ESC07'.$A$1"/>
          <table:named-expression table:name="Sheet_Title" table:expression="of:=&quot;Administrar torneo - ESC07&quot;" table:base-cell-address="$'Administrar torneo - ESC07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a0975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25dc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26662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20be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2e775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10a01e5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2584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a0dc0e8" style:display-name="Administrar torneo - ESC01" style:page-layout-name="pl-0xa0975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dc240" style:display-name="Administrar torneo - ESC02" style:page-layout-name="pl-0xa25d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dc398" style:display-name="Administrar torneo - ESC03" style:page-layout-name="pl-0xa26662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dc4f0" style:display-name="Administrar torneo - ESC04" style:page-layout-name="pl-0xa20b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dc648" style:display-name="Administrar torneo - ESC05" style:page-layout-name="pl-0xa2e775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dc7a0" style:display-name="Administrar torneo - ESC06" style:page-layout-name="pl-0x10a01e5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dc8f8" style:display-name="Administrar torneo - ESC07" style:page-layout-name="pl-0xa2584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Juan Carlos Villalta Alvarado</dc:creator>
    <dc:date>2013-06-24T02:24:24Z</dc:date>
    <meta:creation-date>2013-04-16T18:59:24Z</meta:creation-date>
    <meta:editing-cycles>24</meta:editing-cycles>
    <meta:editing-duration>PT5H12M22S</meta:editing-duration>
    <meta:generator>gnumeric/1.10.17</meta:generator>
    <meta:initial-creator>Juan Carlos Villalta Alvarado</meta:initial-creator>
  </office:meta>
</office:document-meta>
</file>